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5.022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2.61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8362in"/>
    </style:style>
    <style:style style:name="co10" style:family="table-column">
      <style:table-column-properties fo:break-before="auto" style:column-width="1.5646in"/>
    </style:style>
    <style:style style:name="co11" style:family="table-column">
      <style:table-column-properties fo:break-before="auto" style:column-width="5.61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12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Private_20_School_20_Lis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ivate School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6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9" office:value-type="string">
            <text:p>Website</text:p>
          </table:table-cell>
          <table:table-cell table:style-name="ce5" office:value-type="string">
            <text:p>Location 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</text:p>
          </table:table-cell>
          <table:table-cell table:style-name="ce6" office:value-type="string">
            <text:p>Phone Name</text:p>
          </table:table-cell>
          <table:table-cell table:style-name="ce5" office:value-type="string">
            <text:p>Administrator Name</text:p>
          </table:table-cell>
          <table:table-cell table:style-name="ce5" office:value-type="string">
            <text:p>Administrator Phone</text:p>
          </table:table-cell>
          <table:table-cell table:style-name="ce5" office:value-type="string">
            <text:p>Service Name</text:p>
          </table:table-cell>
          <table:table-cell table:style-name="ce5" office:value-type="string">
            <text:p>Service Description</text:p>
          </table:table-cell>
          <table:table-cell table:style-name="ce5" office:value-type="string">
            <text:p>Service Eligibilities</text:p>
          </table:table-cell>
          <table:table-cell table:style-name="ce9" office:value-type="string">
            <text:p>Service Categories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Brilliantgrades.com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859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641</text:p>
          </table:table-cell>
          <table:table-cell table:style-name="ce6" office:value-type="string">
            <text:p>(415) 271-30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Boyc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cathedralschool.net/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1275 Sacrament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910</text:p>
          </table:table-cell>
          <table:table-cell table:style-name="ce6" office:value-type="string">
            <text:p>(415) 771-66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sa Bloc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ds-sf.org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333 Dolor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006</text:p>
          </table:table-cell>
          <table:table-cell table:style-name="ce6" office:value-type="string">
            <text:p>(415) 861-543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W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-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ais.org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3250 1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007</text:p>
          </table:table-cell>
          <table:table-cell table:style-name="ce6" office:value-type="string">
            <text:p>(415) 861-78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ilvia Hu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credsf.org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2222 BRd.way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563-29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 Marie Krejcare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<text:s/>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801 Silver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011</text:p>
          </table:table-cell>
          <table:table-cell table:style-name="ce6" office:value-type="string">
            <text:p>(415) 587-72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3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501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585-51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demarillac.org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175 Golden Gate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809</text:p>
          </table:table-cell>
          <table:table-cell table:style-name="ce6" office:value-type="string">
            <text:p>(415) 552-5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heresa Hough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onumdei.org/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risha Mammen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rewschool.org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2901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2432</text:p>
          </table:table-cell>
          <table:table-cell table:style-name="ce6" office:value-type="string">
            <text:p>(415) 409-373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ina Che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<text:s/>Grades: 9 -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eclipseacademy.com/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862 Shotw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251</text:p>
          </table:table-cell>
          <table:table-cell table:style-name="ce6" office:value-type="string">
            <text:p>(415) 779-411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shley Sar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3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ndvsf.org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659 Pin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3210</text:p>
          </table:table-cell>
          <table:table-cell table:style-name="ce6" office:value-type="string">
            <text:p>(415) 421-00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rah Curri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dgewood.org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1801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923</text:p>
          </table:table-cell>
          <table:table-cell table:style-name="ce6" office:value-type="string">
            <text:p>(415) 858-240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ristina Go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enlightenacademy.net/">https://www.enlightenacademy.net/</text:a>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166 Geary St. Ste.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510) 788-04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ine Deem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urekalearningcenter.com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464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823</text:p>
          </table:table-cell>
          <table:table-cell table:style-name="ce6" office:value-type="string">
            <text:p>(415) 648-038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anne Fo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fusionacademy.com/campuses/san-francisco/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1160 Battery St. Ste. 4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1-1215</text:p>
          </table:table-cell>
          <table:table-cell table:style-name="ce6" office:value-type="string">
            <text:p>(415) 765-907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 Pine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gissv.org/">www.gissv.org</text:a>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117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413</text:p>
          </table:table-cell>
          <table:table-cell table:style-name="ce6" office:value-type="string">
            <text:p>(650) 254-07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Niels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goldenbridgesschool.org/">https://www.goldenbridgesschool.org/</text:a>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503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912-86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illow Hagg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738 North Market Blvd.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800) 928-55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San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guidepostmontessori.com/fort-mason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3741 Buchana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1710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tephanie Silverman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hillwoodschool.com/">www.hillwoodschool.com</text:a>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2521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37</text:p>
          </table:table-cell>
          <table:table-cell table:style-name="ce6" office:value-type="string">
            <text:p>(415) 931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Grant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olynamesf.com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1560 40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3030</text:p>
          </table:table-cell>
          <table:table-cell table:style-name="ce6" office:value-type="string">
            <text:p>(415) 731-40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cacristorey.org/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3625 2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07</text:p>
          </table:table-cell>
          <table:table-cell table:style-name="ce6" office:value-type="string">
            <text:p>(415) 824-20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ren Kenke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166 Geary Str Ste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412) 742-57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thish Babu Ratakon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jchsofthebay.org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183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4003</text:p>
          </table:table-cell>
          <table:table-cell table:style-name="ce6" office:value-type="string">
            <text:p>(415) 345-97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Brod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kfsschool.org/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3140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30</text:p>
          </table:table-cell>
          <table:table-cell table:style-name="ce6" office:value-type="string">
            <text:p>(415) 525-4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anessa Kahl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burkes.org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7070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710</text:p>
          </table:table-cell>
          <table:table-cell table:style-name="ce6" office:value-type="string">
            <text:p>(415) 751-0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atricia Nev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msofsf.org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1335 Guerrer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22</text:p>
          </table:table-cell>
          <table:table-cell table:style-name="ce6" office:value-type="string">
            <text:p>(415) 821-01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therine Michiel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ittredge.org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2355 Lake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228</text:p>
          </table:table-cell>
          <table:table-cell table:style-name="ce6" office:value-type="string">
            <text:p>(415) 750-839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ouise Pon-Ba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zv.org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82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3</text:p>
          </table:table-cell>
          <table:table-cell table:style-name="ce6" office:value-type="string">
            <text:p>(415) 586-868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ose Deirmendj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lascuolasf.org/">www.lascuolasf.org</text:a>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3250 18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919</text:p>
          </table:table-cell>
          <table:table-cell table:style-name="ce6" office:value-type="string">
            <text:p>(415) 551-0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erdar Orazov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lakesidechildrencenter.org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201 Eucalyptus Dr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14</text:p>
          </table:table-cell>
          <table:table-cell table:style-name="ce6" office:value-type="string">
            <text:p>(415) 564-504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Adelshe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724 Kirkwood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2881</text:p>
          </table:table-cell>
          <table:table-cell table:style-name="ce6" office:value-type="string">
            <text:p>(415) 888-72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nell Cros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lwhs.org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75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56</text:p>
          </table:table-cell>
          <table:table-cell table:style-name="ce6" office:value-type="string">
            <text:p>(415) 333-402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anette Mo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1555 Maripos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2333</text:p>
          </table:table-cell>
          <table:table-cell table:style-name="ce6" office:value-type="string">
            <text:p>(415) 861-8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dith Alejand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755 Ashbu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4013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mina Ma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1201 Orteg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4411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Szarzyn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eadowslivingstoneschool.com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1499 Potrero Ave Ste. 1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9411</text:p>
          </table:table-cell>
          <table:table-cell table:style-name="ce6" office:value-type="string">
            <text:p>(415) 695-77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ail meadow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7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llenniumschool.org/">www.millenniumschool.org</text:a>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888 Tur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118</text:p>
          </table:table-cell>
          <table:table-cell table:style-name="ce6" office:value-type="string">
            <text:p>(415) 992-85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ya Carpi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dasf.org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3371 16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1712</text:p>
          </table:table-cell>
          <table:table-cell table:style-name="ce6" office:value-type="string">
            <text:p>(415) 346-9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Natalie Garcia La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ssionmontessori.org/">www.missionmontessori.org</text:a>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50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206</text:p>
          </table:table-cell>
          <table:table-cell table:style-name="ce6" office:value-type="string">
            <text:p>(415) 805-831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Rhonda Mart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738 North Market Blvd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228) 870-00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ke Coo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mycityschool.org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855 2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3619</text:p>
          </table:table-cell>
          <table:table-cell table:style-name="ce6" office:value-type="string">
            <text:p>(415) 260-231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nnifer Lar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ativityhs.org/">www.Nativityhs.org</text:a>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322-92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sela O’Cochla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2590 Folsom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2622</text:p>
          </table:table-cell>
          <table:table-cell table:style-name="ce6" office:value-type="string">
            <text:p>(415) 745-588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hristie Seyfer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akeschildrenscenter.org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641-8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ie Crowd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lvsf.org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785 Sunnydale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2842</text:p>
          </table:table-cell>
          <table:table-cell table:style-name="ce6" office:value-type="string">
            <text:p>(415) 239-7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yan Galaszew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hill.org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3839 Washingt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1612</text:p>
          </table:table-cell>
          <table:table-cell table:style-name="ce6" office:value-type="string">
            <text:p>(415) 751-931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ony Mor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knolls.org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250 10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3811</text:p>
          </table:table-cell>
          <table:table-cell table:style-name="ce6" office:value-type="string">
            <text:p>(415) 202-07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llian Wil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oofschool.org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973 Missi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912</text:p>
          </table:table-cell>
          <table:table-cell table:style-name="ce6" office:value-type="string">
            <text:p>(415) 426-57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 Vandervel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redbridgesf.org/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2265 Thir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3125</text:p>
          </table:table-cell>
          <table:table-cell table:style-name="ce6" office:value-type="string">
            <text:p>(415) 598-903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y Friedm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riseprep.org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1224 Fairfax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1744</text:p>
          </table:table-cell>
          <table:table-cell table:style-name="ce6" office:value-type="string">
            <text:p>(415) 966-196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tte Chi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hcp.edu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105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7716</text:p>
          </table:table-cell>
          <table:table-cell table:style-name="ce6" office:value-type="string">
            <text:p>(415) 775-662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Skra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intbrigidsf.org/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2250 Frankli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2428</text:p>
          </table:table-cell>
          <table:table-cell table:style-name="ce6" office:value-type="string">
            <text:p>(415) 673-45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Rabb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monicasf.org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595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007</text:p>
          </table:table-cell>
          <table:table-cell table:style-name="ce6" office:value-type="string">
            <text:p>(415) 751-956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incent Sweeter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fasonline.org/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66 Genev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304</text:p>
          </table:table-cell>
          <table:table-cell table:style-name="ce6" office:value-type="string">
            <text:p>(415) 585-55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der Olivei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christianschool.org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25 Whittier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4213</text:p>
          </table:table-cell>
          <table:table-cell table:style-name="ce6" office:value-type="string">
            <text:p>(415) 586-111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ando Duart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cityacademy.com/">www.sfcityacademy.com</text:a>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230 Jon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2662</text:p>
          </table:table-cell>
          <table:table-cell table:style-name="ce6" office:value-type="string">
            <text:p>(415) 345-092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lair Lew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day.org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350 Masonic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4419</text:p>
          </table:table-cell>
          <table:table-cell table:style-name="ce6" office:value-type="string">
            <text:p>(415) 931-24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al Adrik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friendsschool.org/">www.sffriendsschool.org</text:a>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250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322</text:p>
          </table:table-cell>
          <table:table-cell table:style-name="ce6" office:value-type="string">
            <text:p>(415) 565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eronique Kess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ighschoolofthearts.org/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1950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804</text:p>
          </table:table-cell>
          <table:table-cell table:style-name="ce6" office:value-type="string">
            <text:p>(415) 431-316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y Zh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islamicschool.org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55 Farallon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005</text:p>
          </table:table-cell>
          <table:table-cell table:style-name="ce6" office:value-type="string">
            <text:p>(415) 310-700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shif Abdulla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fpacificacademy.org/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33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03</text:p>
          </table:table-cell>
          <table:table-cell table:style-name="ce6" office:value-type="string">
            <text:p>(415) 800-07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leonora Nayber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school.org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300 Gav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113</text:p>
          </table:table-cell>
          <table:table-cell table:style-name="ce6" office:value-type="string">
            <text:p>(415) 239-50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na McDai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schoolhouse.org/">www.Sfschoolhouse.org</text:a>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735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608</text:p>
          </table:table-cell>
          <table:table-cell table:style-name="ce6" office:value-type="string">
            <text:p>(415) 966-22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ina K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uhs.org/">www.sfuhs.org</text:a>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3065 Jacks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022</text:p>
          </table:table-cell>
          <table:table-cell table:style-name="ce6" office:value-type="string">
            <text:p>(415) 447-31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You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waldorf.org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2938 Washingt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727</text:p>
          </table:table-cell>
          <table:table-cell table:style-name="ce6" office:value-type="string">
            <text:p>(415) 931-27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mily Hilld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epiphany.org/">www.sfepiphany.org</text:a>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600 Italy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519</text:p>
          </table:table-cell>
          <table:table-cell table:style-name="ce6" office:value-type="string">
            <text:p>(415) 337-40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an Joos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overeign Privat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overiegnprivate.school/">www.soveriegnprivate.school</text:a></text:p>
          </table:table-cell>
          <table:table-cell table:style-name="ce6" office:value-type="string">
            <text:p>Sovereign Private School</text:p>
          </table:table-cell>
          <table:table-cell table:number-columns-repeated="5" table:style-name="ce6" office:value-type="string">
            <text:p>Information Redacted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bin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james.org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321 Fair Oak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16</text:p>
          </table:table-cell>
          <table:table-cell table:style-name="ce6" office:value-type="string">
            <text:p>(415) 647-89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 End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anne.com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1320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2104</text:p>
          </table:table-cell>
          <table:table-cell table:style-name="ce6" office:value-type="string">
            <text:p>(415) 664-79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Finne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csf.org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299 Precit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627</text:p>
          </table:table-cell>
          <table:table-cell table:style-name="ce6" office:value-type="string">
            <text:p>(415) 648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arbara Moodi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brendansf.com/">www.stbrendansf.com</text:a>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940 Laguna Honda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7-1239</text:p>
          </table:table-cell>
          <table:table-cell table:style-name="ce6" office:value-type="string">
            <text:p>(415) 731-26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ianne Lakat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ceciliaschool.org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660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3077</text:p>
          </table:table-cell>
          <table:table-cell table:style-name="ce6" office:value-type="string">
            <text:p>(415) 731-8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ura Hel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finnbarr.org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419 Hear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350</text:p>
          </table:table-cell>
          <table:table-cell table:style-name="ce6" office:value-type="string">
            <text:p>(415) 333-1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Kimb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gabrielsf.com/">www.stgabrielsf.com</text:a>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2550 41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708</text:p>
          </table:table-cell>
          <table:table-cell table:style-name="ce6" office:value-type="string">
            <text:p>(415) 566-031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na Bea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iprep.org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2001 3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1165</text:p>
          </table:table-cell>
          <table:table-cell table:style-name="ce6" office:value-type="string">
            <text:p>(415) 73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Lev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johnsacademysf.org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621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822</text:p>
          </table:table-cell>
          <table:table-cell table:style-name="ce6" office:value-type="string">
            <text:p>(415) 221-348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ar Musle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tjohnseagles.com/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925 Chene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962</text:p>
          </table:table-cell>
          <table:table-cell table:style-name="ce6" office:value-type="string">
            <text:p>(415) 584-83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andra Iwaszewic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aulschoolsf.org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1690 Churc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453</text:p>
          </table:table-cell>
          <table:table-cell table:style-name="ce6" office:value-type="string">
            <text:p>(415) 648-20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Curr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eterssf.org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1266 Florid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113</text:p>
          </table:table-cell>
          <table:table-cell table:style-name="ce6" office:value-type="string">
            <text:p>(415) 647-86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ndra Jimen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philipschool.org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665 Elizabe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3229</text:p>
          </table:table-cell>
          <table:table-cell table:style-name="ce6" office:value-type="string">
            <text:p>(415) 824-846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y McKee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ststephenschoolsf.org/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401 Eucalyptus Dr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28</text:p>
          </table:table-cell>
          <table:table-cell table:style-name="ce6" office:value-type="string">
            <text:p>(415) 664-83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McCarthy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thomasmoreschool.org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50 Thomas More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11</text:p>
          </table:table-cell>
          <table:table-cell table:style-name="ce6" office:value-type="string">
            <text:p>(415) 337-01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Greenbau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vdpsf.com/">www.svdpsf.com</text:a>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2350 Gre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4625</text:p>
          </table:table-cell>
          <table:table-cell table:style-name="ce6" office:value-type="string">
            <text:p>(415) 346-550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guerite Pin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tellamarissf.org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745-247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nton Smit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erneschool.org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838 Kearn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304</text:p>
          </table:table-cell>
          <table:table-cell table:style-name="ce6" office:value-type="string">
            <text:p>(415) 922-608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ielle Bonequ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301 De Montfor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733</text:p>
          </table:table-cell>
          <table:table-cell table:style-name="ce6" office:value-type="string">
            <text:p>(415) 333-31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l Altreut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645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3502</text:p>
          </table:table-cell>
          <table:table-cell table:style-name="ce6" office:value-type="string">
            <text:p>(415) 742-425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ie Pareg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ratfordschools.com/">www.stratfordschools.com</text:a>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75 Franc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924</text:p>
          </table:table-cell>
          <table:table-cell table:style-name="ce6" office:value-type="string">
            <text:p>(415) 715-86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erry Br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speterpaulsf.org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660 Filber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3-2805</text:p>
          </table:table-cell>
          <table:table-cell table:style-name="ce6" office:value-type="string">
            <text:p>(415) 421-52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sa Harr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ynergyschool.org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1387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714</text:p>
          </table:table-cell>
          <table:table-cell table:style-name="ce6" office:value-type="string">
            <text:p>(415) 567-6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anya Ba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terraschools.org/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38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512</text:p>
          </table:table-cell>
          <table:table-cell table:style-name="ce6" office:value-type="string">
            <text:p>(415) 906-2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endy X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4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bayschoolsf.org/">www.bayschoolsf.org</text:a>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35 Key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9-1736</text:p>
          </table:table-cell>
          <table:table-cell table:style-name="ce6" office:value-type="string">
            <text:p>(415) 561-5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uke Fel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brandeis.org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65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1</text:p>
          </table:table-cell>
          <table:table-cell table:style-name="ce6" office:value-type="string">
            <text:p>(415) 406-1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lika Densb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compassvirtualschool.org/">www.compassvirtualschool.org</text:a>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548 Market St., No 41193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4</text:p>
          </table:table-cell>
          <table:table-cell table:style-name="ce6" office:value-type="string">
            <text:p>(415) 938-49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eter Ros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hedahliaschoolsf.org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1245 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58-2249</text:p>
          </table:table-cell>
          <table:table-cell table:style-name="ce6" office:value-type="string">
            <text:p>(415) 425-307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sey Barne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 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6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548</text:p>
          </table:table-cell>
          <table:table-cell table:style-name="ce6" office:value-type="string">
            <text:p>(650) 367-679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et Whe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amlin.org/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2120 BRd.wa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922-03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anda Holland Gree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nternationalsf.org/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150 Oa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912</text:p>
          </table:table-cell>
          <table:table-cell table:style-name="ce6" office:value-type="string">
            <text:p>(415) 558-2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Bih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eoskids.org/">www.neoskids.org</text:a>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950 Gilm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3709</text:p>
          </table:table-cell>
          <table:table-cell table:style-name="ce6" office:value-type="string">
            <text:p>(415) 336-02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e France Lad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ownschool.com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2750 Jacks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44</text:p>
          </table:table-cell>
          <table:table-cell table:style-name="ce6" office:value-type="string">
            <text:p>(415) 921-374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ara Woo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urbanschool.org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1563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017</text:p>
          </table:table-cell>
          <table:table-cell table:style-name="ce6" office:value-type="string">
            <text:p>(415) 626-29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259 Judso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48</text:p>
          </table:table-cell>
          <table:table-cell table:style-name="ce6" office:value-type="string">
            <text:p>(415) 586-698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a W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plsf.com/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200 Sloat Blvd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621</text:p>
          </table:table-cell>
          <table:table-cell table:style-name="ce6" office:value-type="string">
            <text:p>(415) 665-63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ise Le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issf.org/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166 Geary Str 15Th Fl #1236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31</text:p>
          </table:table-cell>
          <table:table-cell table:style-name="ce6" office:value-type="string">
            <text:p>(415) 320-82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L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zionsfschool.org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495 9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912</text:p>
          </table:table-cell>
          <table:table-cell table:style-name="ce6" office:value-type="string">
            <text:p>(415) 22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nny Szet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illdaleSchool.org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79 Florence St.</text:p>
          </table:table-cell>
          <table:table-cell table:style-name="ce6" office:value-type="string">
            <text:p>Daly City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14-2145</text:p>
          </table:table-cell>
          <table:table-cell table:style-name="ce6" office:value-type="string">
            <text:p>(650) 756-473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sha Clay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pectrumschools.com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830 Rosita Rd.</text:p>
          </table:table-cell>
          <table:table-cell table:style-name="ce6" office:value-type="string">
            <text:p>Pacifica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44-4114</text:p>
          </table:table-cell>
          <table:table-cell table:style-name="ce6" office:value-type="string">
            <text:p>(650) 355-9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ta Bautis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2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8" table:number-columns-repeated="2"/>
          <table:table-cell table:style-name="ce7"/>
          <table:table-cell table:style-name="ce8" table:number-columns-repeated="5"/>
          <table:table-cell table:style-name="ce6" office:value-type="string">
            <text:p>Office Main Line</text:p>
          </table:table-cell>
          <table:table-cell table:style-name="ce8" table:number-columns-repeated="5"/>
          <table:table-cell table:style-name="ce12"/>
          <table:table-cell table:number-columns-repeated="100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83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6">04/16/2026</text:date>, <text:time>19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ate_20_School_20_List" style:display-name="PageStyle_Private School List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ublic_20_School_20_List" style:display-name="PageStyle_Public School List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6T19:34:35</dc:date>
    <meta:generator>OpenOffice/4.1.16$Unix OpenOffice.org_project/4116m3$Build-9816</meta:generator>
    <meta:editing-duration>PT20M31S</meta:editing-duration>
    <meta:editing-cycles>5</meta:editing-cycles>
    <meta:document-statistic meta:table-count="1" meta:cell-count="1871" meta:object-count="0"/>
  </office:meta>
</office:document-meta>
</file>